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Symbol" svg:font-family="Symbol" style:font-charset="x-symbol"/>
    <style:font-face style:name="Lohit Devanagari1" svg:font-family="'Lohit Devanagari'"/>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ohit Devanagari2" svg:font-family="'Lohit Devanagari'" style:font-pitch="variable"/>
    <style:font-face style:name="Noto Serif CJK SC1" svg:font-family="'Noto Serif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text-align="start" style:justify-single-word="false" style:writing-mode="lr-tb"/>
      <style:text-properties fo:font-variant="normal" fo:text-transform="none" fo:color="#000000" fo:font-size="12pt" fo:letter-spacing="normal" fo:language="fr" fo:country="FR" fo:font-style="normal" style:text-underline-style="none" fo:font-weight="normal" officeooo:paragraph-rsid="00131f31" style:font-size-asian="12pt" style:language-asian="zh" style:country-asian="CN" style:font-style-asian="normal" style:font-weight-asian="normal" style:font-name-complex="Liberation Serif1" style:font-size-complex="12pt" style:language-complex="hi" style:country-complex="IN" style:font-weight-complex="normal"/>
    </style:style>
    <style:style style:name="P2" style:family="paragraph" style:parent-style-name="Preformatted_20_Text">
      <style:paragraph-properties fo:margin-top="0in" fo:margin-bottom="0.0972in" loext:contextual-spacing="false" fo:text-align="start" style:justify-single-word="false" style:writing-mode="lr-tb"/>
      <style:text-properties officeooo:paragraph-rsid="00131f31"/>
    </style:style>
    <style:style style:name="P3" style:family="paragraph" style:parent-style-name="Text_20_body">
      <style:paragraph-properties fo:margin-top="0in" fo:margin-bottom="0.0972in" loext:contextual-spacing="false" fo:text-align="start" style:justify-single-word="false" style:writing-mode="lr-tb"/>
      <style:text-properties fo:font-variant="normal" fo:text-transform="none" fo:color="#000000" fo:font-size="12pt" fo:letter-spacing="normal" fo:language="fr" fo:country="FR" fo:font-style="normal" fo:font-weight="normal" officeooo:paragraph-rsid="00131f31" style:font-size-asian="12pt" style:language-asian="zh" style:country-asian="CN" style:font-style-asian="normal" style:font-weight-asian="normal" style:font-name-complex="Liberation Serif1" style:language-complex="hi" style:country-complex="IN"/>
    </style:style>
    <style:style style:name="P4" style:family="paragraph" style:parent-style-name="Text_20_body">
      <style:paragraph-properties fo:margin-top="0in" fo:margin-bottom="0.0972in" loext:contextual-spacing="false" fo:text-align="start" style:justify-single-word="false" style:writing-mode="lr-tb"/>
      <style:text-properties fo:font-variant="normal" fo:text-transform="none" fo:color="#000000" fo:font-size="12pt" fo:letter-spacing="normal" fo:language="fr" fo:country="FR" fo:font-style="normal" style:text-underline-style="none" fo:font-weight="normal" officeooo:paragraph-rsid="00131f31" style:font-size-asian="12pt" style:language-asian="zh" style:country-asian="CN" style:font-style-asian="normal" style:font-weight-asian="normal" style:font-name-complex="Liberation Serif1" style:font-size-complex="12pt" style:language-complex="hi" style:country-complex="IN" style:font-weight-complex="normal"/>
    </style:style>
    <style:style style:name="P5" style:family="paragraph" style:parent-style-name="Text_20_body">
      <style:paragraph-properties fo:margin-top="0in" fo:margin-bottom="0.0972in" loext:contextual-spacing="false" fo:text-align="start" style:justify-single-word="false" style:writing-mode="lr-tb"/>
      <style:text-properties fo:font-variant="normal" fo:text-transform="none" fo:color="#000000" fo:font-size="12pt" fo:letter-spacing="normal" fo:language="fr" fo:country="FR" fo:font-style="normal" fo:font-weight="bold" officeooo:paragraph-rsid="00131f31" style:font-size-asian="12pt" style:language-asian="zh" style:country-asian="CN" style:font-style-asian="normal" style:font-weight-asian="bold" style:font-name-complex="Liberation Serif1" style:language-complex="hi" style:country-complex="IN" style:font-weight-complex="bold"/>
    </style:style>
    <style:style style:name="P6" style:family="paragraph" style:parent-style-name="Text_20_body">
      <style:paragraph-properties fo:margin-top="0in" fo:margin-bottom="0.0972in" loext:contextual-spacing="false" fo:text-align="start" style:justify-single-word="false" style:writing-mode="lr-tb"/>
      <style:text-properties fo:font-variant="normal" fo:text-transform="none" fo:font-size="12pt" fo:letter-spacing="normal" fo:language="fr" fo:country="FR" fo:font-style="normal" fo:font-weight="normal" officeooo:paragraph-rsid="00131f31" style:font-size-asian="12pt" style:language-asian="zh" style:country-asian="CN" style:font-style-asian="normal" style:font-weight-asian="normal" style:font-name-complex="Liberation Serif1" style:language-complex="hi" style:country-complex="IN"/>
    </style:style>
    <style:style style:name="P7" style:family="paragraph" style:parent-style-name="Text_20_body">
      <style:paragraph-properties fo:margin-top="0in" fo:margin-bottom="0.0972in" loext:contextual-spacing="false" fo:text-align="start" style:justify-single-word="false" style:writing-mode="lr-tb"/>
      <style:text-properties fo:font-variant="normal" fo:text-transform="none" fo:font-size="12pt" fo:letter-spacing="normal" fo:font-style="normal" fo:font-weight="normal" officeooo:paragraph-rsid="00131f31" style:font-size-asian="12pt" style:font-style-asian="normal" style:font-weight-asian="normal" style:font-name-complex="Liberation Serif1"/>
    </style:style>
    <style:style style:name="P8" style:family="paragraph" style:parent-style-name="Text_20_body">
      <style:paragraph-properties fo:margin-top="0in" fo:margin-bottom="0.0972in" loext:contextual-spacing="false" fo:text-align="start" style:justify-single-word="false" style:writing-mode="lr-tb"/>
      <style:text-properties fo:font-variant="normal" fo:text-transform="none" style:use-window-font-color="true" fo:font-size="12pt" fo:letter-spacing="normal" fo:language="fr" fo:country="FR" fo:font-style="normal" fo:font-weight="normal" officeooo:paragraph-rsid="00131f31" style:letter-kerning="true" style:font-name-asian="Noto Serif CJK SC1" style:font-size-asian="12pt" style:language-asian="zh" style:country-asian="CN" style:font-style-asian="normal" style:font-weight-asian="normal" style:font-name-complex="Liberation Serif1" style:font-size-complex="12pt" style:language-complex="hi" style:country-complex="IN"/>
    </style:style>
    <style:style style:name="P9" style:family="paragraph" style:parent-style-name="Text_20_body">
      <style:paragraph-properties fo:margin-top="0in" fo:margin-bottom="0.0972in" loext:contextual-spacing="false" fo:text-align="start" style:justify-single-word="false" style:writing-mode="lr-tb"/>
      <style:text-properties officeooo:paragraph-rsid="00131f31"/>
    </style:style>
    <style:style style:name="P10" style:family="paragraph" style:parent-style-name="Text_20_body">
      <style:paragraph-properties fo:margin-top="0in" fo:margin-bottom="0.0972in" loext:contextual-spacing="false" fo:text-align="start" style:justify-single-word="false" style:writing-mode="lr-tb"/>
      <style:text-properties fo:language="fr" fo:country="FR" officeooo:paragraph-rsid="00131f31" style:language-asian="zh" style:country-asian="CN" style:font-name-complex="Liberation Serif1" style:language-complex="hi" style:country-complex="IN"/>
    </style:style>
    <style:style style:name="P11" style:family="paragraph" style:parent-style-name="Text_20_body">
      <style:paragraph-properties fo:margin-top="0in" fo:margin-bottom="0.0972in" loext:contextual-spacing="false" fo:text-align="start" style:justify-single-word="false" style:writing-mode="lr-tb"/>
      <style:text-properties officeooo:paragraph-rsid="00131f31" style:font-name-complex="Liberation Serif1"/>
    </style:style>
    <style:style style:name="P12" style:family="paragraph" style:parent-style-name="Text_20_body">
      <style:paragraph-properties fo:margin-top="0in" fo:margin-bottom="0.0972in" loext:contextual-spacing="false" fo:text-align="start" style:justify-single-word="false" style:writing-mode="lr-tb"/>
      <style:text-properties fo:font-weight="bold" officeooo:paragraph-rsid="00131f31" style:font-weight-asian="bold" style:font-name-complex="Liberation Serif1"/>
    </style:style>
    <style:style style:name="P13" style:family="paragraph" style:parent-style-name="Text_20_body">
      <style:paragraph-properties fo:text-align="start" style:justify-single-word="false" style:writing-mode="lr-tb"/>
      <style:text-properties fo:color="#000000" fo:font-size="12pt" fo:language="fr" fo:country="FR" style:text-underline-style="none" fo:font-weight="bold" officeooo:paragraph-rsid="00131f31" style:font-size-asian="12pt" style:language-asian="zh" style:country-asian="CN" style:font-weight-asian="bold" style:font-name-complex="Liberation Serif1" style:font-size-complex="12pt" style:language-complex="hi" style:country-complex="IN" style:font-weight-complex="bold"/>
    </style:style>
    <style:style style:name="P14" style:family="paragraph" style:parent-style-name="Text_20_body">
      <style:paragraph-properties fo:text-align="start" style:justify-single-word="false" style:writing-mode="lr-tb"/>
      <style:text-properties fo:color="#000000" fo:font-size="12pt" fo:language="fr" fo:country="FR" style:text-underline-style="none" fo:font-weight="normal" officeooo:paragraph-rsid="00131f31" style:font-size-asian="12pt" style:language-asian="zh" style:country-asian="CN" style:font-weight-asian="normal" style:font-name-complex="Liberation Serif1" style:font-size-complex="12pt" style:language-complex="hi" style:country-complex="IN" style:font-weight-complex="normal"/>
    </style:style>
    <style:style style:name="P15" style:family="paragraph" style:parent-style-name="Text_20_body">
      <style:paragraph-properties fo:text-align="start" style:justify-single-word="false" style:writing-mode="lr-tb"/>
      <style:text-properties fo:color="#ff0000" fo:font-size="12pt" fo:language="fr" fo:country="FR" style:text-underline-style="none" fo:font-weight="bold" officeooo:paragraph-rsid="00131f31" style:font-size-asian="12pt" style:language-asian="zh" style:country-asian="CN" style:font-weight-asian="bold" style:font-name-complex="Liberation Serif1" style:font-size-complex="12pt" style:language-complex="hi" style:country-complex="IN" style:font-weight-complex="bold"/>
    </style:style>
    <style:style style:name="P16" style:family="paragraph" style:parent-style-name="Text_20_body">
      <style:paragraph-properties fo:text-align="start" style:justify-single-word="false" style:writing-mode="lr-tb"/>
      <style:text-properties officeooo:paragraph-rsid="00131f31"/>
    </style:style>
    <style:style style:name="P17" style:family="paragraph" style:parent-style-name="Text_20_body">
      <style:paragraph-properties fo:text-align="start" style:justify-single-word="false" style:writing-mode="lr-tb"/>
      <style:text-properties fo:font-variant="normal" fo:text-transform="none" fo:color="#000000" fo:font-size="12pt" fo:letter-spacing="normal" fo:language="fr" fo:country="FR" fo:font-style="normal" style:text-underline-style="none" fo:font-weight="normal" officeooo:paragraph-rsid="00131f31" style:font-size-asian="12pt" style:language-asian="zh" style:country-asian="CN" style:font-style-asian="normal" style:font-weight-asian="normal" style:font-name-complex="Liberation Serif1" style:font-size-complex="12pt" style:language-complex="hi" style:country-complex="IN" style:font-weight-complex="normal"/>
    </style:style>
    <style:style style:name="P18" style:family="paragraph" style:parent-style-name="Text_20_body">
      <style:paragraph-properties fo:text-align="start" style:justify-single-word="false" style:writing-mode="lr-tb"/>
      <style:text-properties fo:font-size="12pt" fo:language="fr" fo:country="FR" fo:font-weight="normal" officeooo:paragraph-rsid="00131f31" style:font-size-asian="12pt" style:language-asian="zh" style:country-asian="CN" style:font-weight-asian="normal" style:font-name-complex="Liberation Serif1" style:language-complex="hi" style:country-complex="IN"/>
    </style:style>
    <style:style style:name="P19" style:family="paragraph" style:parent-style-name="Text_20_body" style:list-style-name="WW8Num7">
      <style:paragraph-properties fo:margin-left="0.4909in" fo:margin-right="0in" fo:margin-top="0in" fo:margin-bottom="0.0311in" loext:contextual-spacing="false" fo:line-height="160%" fo:text-align="start" style:justify-single-word="false" fo:orphans="2" fo:widows="2" fo:text-indent="0in" style:auto-text-indent="false" style:writing-mode="lr-tb">
        <style:tab-stops>
          <style:tab-stop style:position="0.4909in"/>
        </style:tab-stops>
      </style:paragraph-properties>
      <style:text-properties fo:font-variant="normal" fo:text-transform="none" fo:color="#000000" fo:font-size="12pt" fo:letter-spacing="normal" fo:language="fr" fo:country="FR" fo:font-style="normal" fo:font-weight="normal" officeooo:paragraph-rsid="00131f31" style:font-size-asian="12pt" style:language-asian="zh" style:country-asian="CN" style:font-style-asian="normal" style:font-weight-asian="normal" style:font-name-complex="Liberation Serif1" style:language-complex="hi" style:country-complex="IN"/>
    </style:style>
    <style:style style:name="P20" style:family="paragraph" style:parent-style-name="Text_20_body">
      <style:paragraph-properties fo:margin-left="0in" fo:margin-right="0in" fo:margin-top="0in" fo:margin-bottom="0.1563in" loext:contextual-spacing="false" fo:line-height="160%" fo:text-align="start" style:justify-single-word="false" fo:orphans="2" fo:widows="2" fo:text-indent="0in" style:auto-text-indent="false" style:writing-mode="lr-tb"/>
      <style:text-properties officeooo:paragraph-rsid="00131f31"/>
    </style:style>
    <style:style style:name="T1" style:family="text">
      <style:text-properties fo:font-variant="normal" fo:text-transform="none" fo:color="#000000" fo:font-size="12pt" fo:letter-spacing="normal" fo:language="fr" fo:country="FR" fo:font-style="normal" style:text-underline-style="none" fo:font-weight="bold" style:font-size-asian="12pt" style:language-asian="zh" style:country-asian="CN" style:font-style-asian="normal" style:font-weight-asian="bold" style:font-name-complex="Liberation Serif1" style:font-size-complex="12pt" style:language-complex="hi" style:country-complex="IN" style:font-weight-complex="bold"/>
    </style:style>
    <style:style style:name="T2" style:family="text">
      <style:text-properties fo:font-variant="normal" fo:text-transform="none" fo:color="#000000" fo:font-size="12pt" fo:letter-spacing="normal" fo:language="fr" fo:country="FR" fo:font-style="normal" style:text-underline-style="none" fo:font-weight="normal" style:font-size-asian="12pt" style:language-asian="zh" style:country-asian="CN" style:font-style-asian="normal" style:font-weight-asian="normal" style:font-name-complex="Liberation Serif1" style:font-size-complex="12pt" style:language-complex="hi" style:country-complex="IN" style:font-weight-complex="normal"/>
    </style:style>
    <style:style style:name="T3" style:family="text">
      <style:text-properties fo:font-variant="normal" fo:text-transform="none" fo:color="#000000" fo:font-size="12pt" fo:letter-spacing="normal" fo:language="fr" fo:country="FR" fo:font-style="normal" style:text-underline-style="none" fo:font-weight="normal" style:font-name-asian="Liberation Serif1" style:font-size-asian="12pt" style:language-asian="zh" style:country-asian="CN" style:font-style-asian="normal" style:font-weight-asian="normal" style:font-name-complex="Liberation Serif1" style:font-size-complex="12pt" style:language-complex="hi" style:country-complex="IN" style:font-weight-complex="normal"/>
    </style:style>
    <style:style style:name="T4" style:family="text">
      <style:text-properties fo:font-variant="normal" fo:text-transform="none" fo:color="#000000" fo:font-size="12pt" fo:letter-spacing="normal" fo:language="fr" fo:country="FR" fo:font-style="normal" style:text-underline-style="none" fo:font-weight="normal" style:letter-kerning="true" style:font-name-asian="Noto Serif CJK SC1" style:font-size-asian="12pt" style:language-asian="zh" style:country-asian="CN" style:font-style-asian="normal" style:font-weight-asian="normal" style:font-name-complex="Liberation Serif1" style:font-size-complex="12pt" style:language-complex="hi" style:country-complex="IN" style:font-weight-complex="normal"/>
    </style:style>
    <style:style style:name="T5" style:family="text">
      <style:text-properties fo:font-variant="normal" fo:text-transform="none" fo:color="#000000" fo:font-size="12pt" fo:letter-spacing="normal" fo:language="fr" fo:country="FR" fo:font-style="normal" fo:font-weight="normal" style:font-name-asian="Liberation Serif1" style:font-size-asian="12pt" style:language-asian="zh" style:country-asian="CN" style:font-style-asian="normal" style:font-weight-asian="normal" style:font-name-complex="Liberation Serif1" style:language-complex="hi" style:country-complex="IN"/>
    </style:style>
    <style:style style:name="T6" style:family="text">
      <style:text-properties fo:font-variant="normal" fo:text-transform="none" fo:color="#000000" fo:font-size="12pt" fo:letter-spacing="normal" fo:language="fr" fo:country="FR" fo:font-style="normal" fo:font-weight="normal" style:font-size-asian="12pt" style:language-asian="zh" style:country-asian="CN" style:font-style-asian="normal" style:font-weight-asian="normal" style:font-name-complex="Liberation Serif1" style:language-complex="hi" style:country-complex="IN"/>
    </style:style>
    <style:style style:name="T7" style:family="text">
      <style:text-properties fo:font-variant="normal" fo:text-transform="none" fo:color="#000000" fo:font-size="12pt" fo:letter-spacing="normal" fo:language="fr" fo:country="FR" style:text-underline-style="none" fo:font-weight="normal" style:font-size-asian="12pt" style:language-asian="zh" style:country-asian="CN" style:font-weight-asian="normal" style:font-name-complex="Liberation Serif1" style:font-size-complex="12pt" style:language-complex="hi" style:country-complex="IN" style:font-weight-complex="normal"/>
    </style:style>
    <style:style style:name="T8" style:family="text">
      <style:text-properties fo:font-variant="normal" fo:text-transform="none" fo:font-size="12pt" fo:letter-spacing="normal" fo:language="fr" fo:country="FR" fo:font-style="normal" fo:font-weight="normal" style:font-size-asian="12pt" style:language-asian="zh" style:country-asian="CN" style:font-style-asian="normal" style:font-weight-asian="normal" style:font-name-complex="Liberation Serif1" style:language-complex="hi" style:country-complex="IN"/>
    </style:style>
    <style:style style:name="T9" style:family="text">
      <style:text-properties fo:font-variant="normal" fo:text-transform="none" fo:font-size="12pt" fo:letter-spacing="normal" fo:language="fr" fo:country="FR" fo:font-style="normal" fo:font-weight="bold" style:font-size-asian="12pt" style:language-asian="zh" style:country-asian="CN" style:font-style-asian="normal" style:font-weight-asian="bold" style:font-name-complex="Liberation Serif1" style:language-complex="hi" style:country-complex="IN"/>
    </style:style>
    <style:style style:name="T10" style:family="text">
      <style:text-properties fo:font-variant="normal" fo:text-transform="none" fo:font-size="12pt" fo:letter-spacing="normal" fo:language="fr" fo:country="FR" fo:font-style="normal" fo:font-weight="bold" style:font-size-asian="12pt" style:language-asian="zh" style:country-asian="CN" style:font-style-asian="normal" style:font-weight-asian="bold" style:font-name-complex="Liberation Serif1" style:language-complex="hi" style:country-complex="IN" style:font-weight-complex="bold"/>
    </style:style>
    <style:style style:name="T11" style:family="text">
      <style:text-properties fo:font-variant="normal" fo:text-transform="none" fo:font-size="12pt" fo:letter-spacing="normal" fo:font-style="normal" fo:font-weight="normal" style:font-size-asian="12pt" style:font-style-asian="normal" style:font-weight-asian="normal" style:font-name-complex="Liberation Serif1"/>
    </style:style>
    <style:style style:name="T12" style:family="text">
      <style:text-properties fo:font-variant="normal" fo:text-transform="none" style:use-window-font-color="true" fo:font-size="12pt" fo:letter-spacing="normal" fo:language="fr" fo:country="FR" fo:font-style="normal" fo:font-weight="normal" style:letter-kerning="true" style:font-name-asian="Noto Serif CJK SC1" style:font-size-asian="12pt" style:language-asian="zh" style:country-asian="CN" style:font-style-asian="normal" style:font-weight-asian="normal" style:font-name-complex="Liberation Serif1" style:font-size-complex="12pt" style:language-complex="hi" style:country-complex="IN"/>
    </style:style>
    <style:style style:name="T13" style:family="text">
      <style:text-properties fo:font-variant="normal" fo:text-transform="none" fo:color="#ffffff" fo:font-size="12pt" fo:letter-spacing="normal" fo:language="fr" fo:country="FR" fo:font-style="normal" fo:font-weight="normal" style:font-size-asian="12pt" style:language-asian="zh" style:country-asian="CN" style:font-style-asian="normal" style:font-weight-asian="normal" style:font-name-complex="Liberation Serif1" style:language-complex="hi" style:country-complex="IN"/>
    </style:style>
    <style:style style:name="T14" style:family="text">
      <style:text-properties fo:font-variant="normal" fo:text-transform="none" fo:color="#658b00" style:font-name="Liberation Serif1" fo:font-size="10pt" fo:letter-spacing="normal" fo:language="fr" fo:country="FR" fo:font-style="normal" fo:font-weight="normal" style:font-size-asian="10pt" style:language-asian="zh" style:country-asian="CN" style:font-style-asian="normal" style:font-weight-asian="normal" style:font-name-complex="Liberation Serif1" style:language-complex="hi" style:country-complex="IN"/>
    </style:style>
    <style:style style:name="T15" style:family="text">
      <style:text-properties fo:font-variant="normal" fo:text-transform="none" fo:color="#333333" style:font-name="Liberation Serif1" fo:font-size="10pt" fo:letter-spacing="normal" fo:language="fr" fo:country="FR" fo:font-style="normal" fo:font-weight="normal" style:font-size-asian="10pt" style:language-asian="zh" style:country-asian="CN" style:font-style-asian="normal" style:font-weight-asian="normal" style:font-name-complex="Liberation Serif1" style:language-complex="hi" style:country-complex="IN"/>
    </style:style>
    <style:style style:name="T16" style:family="text">
      <style:text-properties fo:font-variant="normal" fo:text-transform="none" fo:color="#8b008b" style:font-name="Liberation Serif1" fo:font-size="10pt" fo:letter-spacing="normal" fo:language="fr" fo:country="FR" fo:font-style="normal" fo:font-weight="normal" style:font-size-asian="10pt" style:language-asian="zh" style:country-asian="CN" style:font-style-asian="normal" style:font-weight-asian="normal" style:font-name-complex="Liberation Serif1" style:language-complex="hi" style:country-complex="IN"/>
    </style:style>
    <style:style style:name="T17" style:family="text">
      <style:text-properties fo:font-variant="normal" fo:text-transform="none" fo:color="#cd5555" style:font-name="Liberation Serif1" fo:font-size="10pt" fo:letter-spacing="normal" fo:language="fr" fo:country="FR" fo:font-style="normal" fo:font-weight="normal" style:font-size-asian="10pt" style:language-asian="zh" style:country-asian="CN" style:font-style-asian="normal" style:font-weight-asian="normal" style:font-name-complex="Liberation Serif1" style:language-complex="hi" style:country-complex="IN"/>
    </style:style>
    <style:style style:name="T18" style:family="text">
      <style:text-properties fo:color="#ff0000" fo:font-size="12pt" fo:language="fr" fo:country="FR" style:text-underline-style="none" fo:font-weight="bold" style:font-size-asian="12pt" style:language-asian="zh" style:country-asian="CN" style:font-weight-asian="bold" style:font-name-complex="Liberation Serif1" style:font-size-complex="12pt" style:language-complex="hi" style:country-complex="IN" style:font-weight-complex="bold"/>
    </style:style>
    <style:style style:name="T19" style:family="text">
      <style:text-properties fo:color="#000000" fo:font-size="12pt" fo:language="fr" fo:country="FR" style:text-underline-style="none" fo:font-weight="normal" style:font-size-asian="12pt" style:language-asian="zh" style:country-asian="CN" style:font-weight-asian="normal" style:font-name-complex="Liberation Serif1" style:font-size-complex="12pt" style:language-complex="hi" style:country-complex="IN"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ise en main de Docker</text:p>
      <text:p text:style-name="P14"/>
      <text:p text:style-name="P15">un conteneur ne doit faire tourner qu’un seul procesus</text:p>
      <text:p text:style-name="P15"/>
      <text:p text:style-name="P15">un conteneur peut être stateless (sans etat) ou stateful(avec etat)</text:p>
      <text:p text:style-name="P15"/>
      <text:p text:style-name="P16"><text:span text:style-name="Strong_20_Emphasis"><text:span text:style-name="T1">L'immutabilité</text:span></text:span><text:span text:style-name="T7"> </text:span><text:span text:style-name="T2">d'un conteneur est aussi importante. Un conteneur ne doit pas stocker de données qui doivent être pérennes, car il les perdra (à moins que vous les ayez pérennisées). Mais si vous souhaitez en local mettre une base de données dans un conteneur Docker, vous devez créer un volume pour que celui-ci puisse stocker les données de façon pérenne.</text:span></text:p>
      <text:p text:style-name="P14"/>
      <text:p text:style-name="P17"><text:bookmark text:name="r-6211327"/>Docker Inc distribue 3 versions de Docker différentes :</text:p>
      <text:list xml:id="list3096393476" text:style-name="WW8Num7">
        <text:list-item>
          <text:p text:style-name="P19"><text:bookmark text:name="r-6211334"/><text:bookmark text:name="r-6211328"/><text:bookmark text:name="r-6211329"/>Docker Community Edition (Linux seulement) ;</text:p>
        </text:list-item>
        <text:list-item>
          <text:p text:style-name="P19"><text:bookmark text:name="r-6211331"/><text:bookmark text:name="r-6211330"/>Docker Desktop (Mac ou Windows) ;</text:p>
        </text:list-item>
        <text:list-item>
          <text:p text:style-name="P19"><text:bookmark text:name="r-6211333"/><text:bookmark text:name="r-6211332"/>Docker Enterprise (Linux seulement).</text:p>
        </text:list-item>
      </text:list>
      <text:p text:style-name="P14"/>
      <text:h text:style-name="P1" text:outline-level="4"><text:bookmark text:name="r-6211355"/>Docker Hub</text:h>
      <text:p text:style-name="P20"><text:bookmark text:name="r-6211351"/><text:span text:style-name="T8">Le </text:span><text:span text:style-name="Strong_20_Emphasis"><text:span text:style-name="T9">Docker Hub</text:span></text:span><text:span text:style-name="T8"> est un service fourni par Docker Inc ; vous pouvez le comparer à GitHub, mais spécialisé dans le </text:span><text:span text:style-name="Strong_20_Emphasis"><text:span text:style-name="T9">stockage d'image pour Docker</text:span></text:span><text:span text:style-name="T8">.</text:span></text:p>
      <text:p text:style-name="P14"/>
      <text:p text:style-name="P17">Créer un compte sur docker hub</text:p>
      <text:p text:style-name="P14"/>
      <text:p text:style-name="P17">installation</text:p>
      <text:p text:style-name="P17">- installer les prerequis</text:p>
      <text:p text:style-name="P17"><text:tab/>sudo apt-get update &amp;&amp; sudo apt-get install apt-transport-https ca-certificates curl gnupg2 software-properties-common</text:p>
      <text:p text:style-name="P17">- ajouter le repository docker</text:p>
      <text:p text:style-name="P16"><text:span text:style-name="T3"><text:s/></text:span><text:span text:style-name="T2"><text:tab/>-curl -fsSL https://download.docker.com/linux/debian/gpg | sudo apt-key add <text:tab/>-sudo add-apt-repository "deb [arch=amd64] https://download.docker.com/linux/</text:span><text:span text:style-name="T4">ubuntu</text:span><text:span text:style-name="T2"> $(lsb_release -cs) stable"</text:span></text:p>
      <text:p text:style-name="P14"/>
      <text:p text:style-name="P17">- installer docker</text:p>
      <text:p text:style-name="P17"><text:tab/>-sudo apt update &amp;&amp; sudo apt-get install docker-ce docker-ce-cli containerd.io</text:p>
      <text:p text:style-name="P14"><text:soft-page-break/></text:p>
      <text:p text:style-name="P16"><text:span text:style-name="T2">- ajouter les droits d’accès avotre utilisateur pour utiliser le daemon docker ;</text:span><text:span text:style-name="T8">sudo usermod -aG docker your-user</text:span></text:p>
      <text:p text:style-name="P18"/>
      <text:p text:style-name="P17">- redemarrer la session pour que ce soit pris en charge</text:p>
      <text:p text:style-name="P18"/>
      <text:p text:style-name="P4">- connexion à docker hub : docker login</text:p>
      <text:p text:style-name="P4"/>
      <text:p text:style-name="P9"><text:span text:style-name="T2">- créer un container : </text:span><text:span text:style-name="T8">docker run hello-world</text:span></text:p>
      <text:p text:style-name="P10"/>
      <text:p text:style-name="P6">exemple: créer un container nginx qui va s’exécuter en arrière plan (-d) et être accéssible depuis le port 8080(-p) de notre machine :</text:p>
      <text:p text:style-name="P6">docker run -d -p 8080:80 nginx</text:p>
      <text:p text:style-name="P6"/>
      <text:p text:style-name="P6">-entrer dans un container :</text:p>
      <text:p text:style-name="P6">docker exec -ti ID_RETOURNÉ_LORS_DU_DOCKER_RUN bash</text:p>
      <text:p text:style-name="P6">-arrêter un container : docker stop id</text:p>
      <text:p text:style-name="P6">- supprimer un container :</text:p>
      <text:p text:style-name="P6">docker rm id</text:p>
      <text:p text:style-name="P9"><text:span text:style-name="T8">- recupérer une image sur docker hub : docker pull </text:span><text:span text:style-name="T12">name-container</text:span></text:p>
      <text:p text:style-name="P8">- afficher les containeurs existants :</text:p>
      <text:p text:style-name="P8"><text:tab/>docker ps</text:p>
      <text:p text:style-name="P11"/>
      <text:p text:style-name="P6">- afficher les images présentes localement</text:p>
      <text:p text:style-name="P6">docker images -a<text:tab/></text:p>
      <text:p text:style-name="P10"/>
      <text:p text:style-name="P6">- faire le ménage dans le système :</text:p>
      <text:p text:style-name="P6">docker system prune</text:p>
      <text:p text:style-name="P6"/>
      <text:p text:style-name="P6">créer son conatiner.</text:p>
      <text:p text:style-name="P9"><text:span text:style-name="T8">- créer un fichier «</text:span><text:bookmark-start text:name="__DdeLink__20_692124859"/><text:span text:style-name="T8"> Dockerfile </text:span><text:bookmark-end text:name="__DdeLink__20_692124859"/><text:span text:style-name="T8">» à la racine du projet</text:span></text:p>
      <text:p text:style-name="P6"><text:tab/>- FROM debian:9 // choisir l’image de base à utiliser</text:p>
      <text:p text:style-name="P6"><text:soft-page-break/><text:tab/>- RUN cmd &amp;&amp; cmd // exécuter des commandes</text:p>
      <text:p text:style-name="P6"><text:tab/>- ADD ‘dossier(local ou en ligne)’ dossierContainer // copier des fichiers dansun dossier de l’image</text:p>
      <text:p text:style-name="P9"><text:span text:style-name="T8"><text:tab/>- </text:span><text:span text:style-name="T11">WORKDIR /repertoire <text:s text:c="2"/>// modifier le repertoire courant</text:span><text:span text:style-name="T8"> </text:span></text:p>
      <text:p text:style-name="P6"><text:tab/>- EXPOSE 2368 <text:s/>// port sur lequel notre application écoute</text:p>
      <text:p text:style-name="P6"><text:tab/>- VOLUME /app/logs // repertoire à partager avec le host</text:p>
      <text:p text:style-name="P6">- CMD npm run start // indiquer la commande à exécuter au démarrage</text:p>
      <text:p text:style-name="P6"/>
      <text:p text:style-name="P9"><text:span text:style-name="T8">- créer un fichier </text:span><text:span text:style-name="T11">.dockerignore</text:span><text:span text:style-name="T8"> pour indiquer les fichiers à ne pas copier</text:span></text:p>
      <text:p text:style-name="P7"/>
      <text:p text:style-name="P9"><text:span text:style-name="T8">- </text:span><text:span text:style-name="T12">créer l’image</text:span><text:span text:style-name="T8">: docker build -t ocr-docker-build . // -t (donner un nom à l’image) .(repertoire où se trouve le Dockerfile)</text:span></text:p>
      <text:p text:style-name="P6">- lancer le container : docker run -d -p 2368:2368 ocr-docker-build</text:p>
      <text:p text:style-name="P11"/>
      <text:p text:style-name="P6">- envoyer son conteneur sur docker hub :</text:p>
      <text:p text:style-name="P9"><text:span text:style-name="T12">1)</text:span><text:span text:style-name="T8"> docker tag </text:span><text:span text:style-name="T12">nom_container</text:span><text:span text:style-name="T8">:latest </text:span><text:span text:style-name="T12">id_docker</text:span><text:span text:style-name="T8">/</text:span><text:span text:style-name="T12">nom_container</text:span><text:span text:style-name="T8">:latest</text:span></text:p>
      <text:p text:style-name="P9"><text:span text:style-name="T8">ou docker tag </text:span><text:span text:style-name="T12">id_container</text:span><text:span text:style-name="T8">:latest </text:span><text:span text:style-name="T12">id_docker</text:span><text:span text:style-name="T8">/</text:span><text:span text:style-name="T12">nom_container</text:span><text:span text:style-name="T8">:latest</text:span></text:p>
      <text:p text:style-name="P9"><text:span text:style-name="T8">2) docker push </text:span><text:span text:style-name="T12">id_docker</text:span><text:span text:style-name="T8">/</text:span><text:span text:style-name="T12">nom_container</text:span><text:span text:style-name="T8">:latest</text:span></text:p>
      <text:p text:style-name="P11"/>
      <text:p text:style-name="P6">Docker-compose</text:p>
      <text:p text:style-name="P9"><text:span text:style-name="T10">installation</text:span><text:span text:style-name="T13">ht</text:span></text:p>
      <text:p text:style-name="P2"><text:span text:style-name="Source_20_Text"><text:span text:style-name="T14">sudo </text:span></text:span><text:span text:style-name="Source_20_Text"><text:span text:style-name="T15">curl </text:span></text:span><text:span text:style-name="Source_20_Text"><text:span text:style-name="T16">-L</text:span></text:span><text:span text:style-name="Source_20_Text"><text:span text:style-name="T15"> </text:span></text:span><text:span text:style-name="Source_20_Text"><text:span text:style-name="T17">"https://github.com/docker/compose/releases/download/1.26.1/docker-compose-</text:span></text:span><text:span text:style-name="Source_20_Text"><text:span text:style-name="T16">$(</text:span></text:span><text:span text:style-name="Source_20_Text"><text:span text:style-name="T15">uname </text:span></text:span><text:span text:style-name="Source_20_Text"><text:span text:style-name="T16">-s)</text:span></text:span><text:span text:style-name="Source_20_Text"><text:span text:style-name="T17">-</text:span></text:span><text:span text:style-name="Source_20_Text"><text:span text:style-name="T16">$(</text:span></text:span><text:span text:style-name="Source_20_Text"><text:span text:style-name="T15">uname </text:span></text:span><text:span text:style-name="Source_20_Text"><text:span text:style-name="T16">-m)</text:span></text:span><text:span text:style-name="Source_20_Text"><text:span text:style-name="T17">"</text:span></text:span><text:span text:style-name="Source_20_Text"><text:span text:style-name="T15"> </text:span></text:span><text:span text:style-name="Source_20_Text"><text:span text:style-name="T16">-o</text:span></text:span><text:span text:style-name="Source_20_Text"><text:span text:style-name="T15"> /usr/local/bin/docker-compose</text:span></text:span></text:p>
      <text:p text:style-name="P2"><text:span text:style-name="Source_20_Text"><text:span text:style-name="T14">sudo </text:span></text:span><text:span text:style-name="Source_20_Text"><text:span text:style-name="T15">chmod +x /usr/local/bin/docker-compose</text:span></text:span></text:p>
      <text:p text:style-name="P11"/>
      <text:p text:style-name="P11"/>
      <text:p text:style-name="P12"/>
      <text:p text:style-name="P5">recupérer l’ensemble des images d’un fichier docker-compose.yml et les télécharger depuis le Docker Hub</text:p>
      <text:p text:style-name="P9"><text:span text:style-name="T5"><text:s/></text:span><text:span text:style-name="T6">docker-compose pull</text:span></text:p>
      <text:p text:style-name="P12"/>
      <text:p text:style-name="P5">lancer l’ensemble des conteneurs</text:p>
      <text:p text:style-name="P3">docker-compose up -d(background)</text:p>
      <text:p text:style-name="P12"/>
      <text:p text:style-name="P5"><text:soft-page-break/>afficher le status de l’ensemble des containeurs</text:p>
      <text:p text:style-name="P3">docker-compose ps</text:p>
      <text:p text:style-name="P7"/>
      <text:p text:style-name="P5">afficher les logs des différents containeurs</text:p>
      <text:p text:style-name="P3">docker-compose logs -f --tail 5(lignes)</text:p>
      <text:p text:style-name="P7"/>
      <text:p text:style-name="P5">arrêter l’ensemble des containeurs :</text:p>
      <text:p text:style-name="P3">docker-compose stop</text:p>
      <text:p text:style-name="P7"/>
      <text:p text:style-name="P5">arrer et détruire les ressources des containeurs :</text:p>
      <text:p text:style-name="P3">docker-compose down</text:p>
      <text:p text:style-name="P7"/>
      <text:p text:style-name="P7"/>
      <text:p text:style-name="P5">valider un fichier docker-compose.yml</text:p>
      <text:p text:style-name="P3">docker-compose confi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Symbol" svg:font-family="Symbol" style:font-charset="x-symbol"/>
    <style:font-face style:name="Lohit Devanagari1" svg:font-family="'Lohit Devanagari'"/>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ohit Devanagari2" svg:font-family="'Lohit Devanagari'" style:font-pitch="variable"/>
    <style:font-face style:name="Noto Serif CJK SC1" svg:font-family="'Noto Serif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vx" fo:country="C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vx" fo:country="C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1" fo:font-family="'Liberation Serif', 'Times New Roman'" style:font-family-generic="roman" style:font-pitch="variable" fo:font-size="12pt" fo:font-weight="bold" style:font-name-asian="Noto Serif CJK SC1" style:font-family-asian="'Noto Serif CJK SC'" style:font-pitch-asian="variable" style:font-size-asian="12pt" style:font-weight-asian="bold" style:font-name-complex="Lohit Devanagari2" style:font-family-complex="'Lohit Devanagari'"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Strong_20_Emphasis" style:display-name="Strong Emphasis" style:family="text">
      <style:text-properties fo:font-weight="bold" style:font-weight-asian="bold" style:font-weight-complex="bold"/>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Source_20_Text" style:display-name="Source Text" style:family="text">
      <style:text-properties style:font-name="Liberation Mono" fo:font-family="'Liberation Mono', 'Courier New'" style:font-family-generic="modern" style:font-name-asian="Courier New" style:font-family-asian="'Courier New'" style:font-family-generic-asian="modern" style:font-name-complex="Liberation Mono" style:font-family-complex="'Liberation Mono', 'Courier New'" style:font-family-generic-complex="moder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WW8Num7z0"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21:01:28.323063473</meta:creation-date>
    <dc:date>2020-12-03T21:01:46.035943928</dc:date>
    <meta:editing-duration>PT18S</meta:editing-duration>
    <meta:editing-cycles>1</meta:editing-cycles>
    <meta:document-statistic meta:table-count="0" meta:image-count="0" meta:object-count="0" meta:page-count="4" meta:paragraph-count="70" meta:word-count="569" meta:character-count="3847" meta:non-whitespace-character-count="3334"/>
    <meta:generator>LibreOffice/6.4.5.2$Linux_X86_64 LibreOffice_project/40$Build-2</meta:generator>
  </office:meta>
</office:document-meta>
</file>